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1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8.03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8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63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82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95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98cm" loext:decorative="false"/>
      <style:paragraph-properties style:writing-mode="lr-tb"/>
    </style:style>
    <style:style style:name="gr12" style:family="graphic" style:parent-style-name="standard">
      <style:graphic-properties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2cm" loext:decorative="false"/>
      <style:paragraph-properties style:writing-mode="lr-tb"/>
    </style:style>
    <style:style style:name="gr14" style:family="graphic" style:parent-style-name="standard">
      <style:graphic-properties svg:stroke-color="#8d1d75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46cm" loext:decorative="false"/>
      <style:paragraph-properties style:writing-mode="lr-tb"/>
    </style:style>
    <style:style style:name="gr16" style:family="graphic" style:parent-style-name="standard">
      <style:graphic-properties svg:stroke-color="#00a933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6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02cm" loext:decorative="false"/>
      <style:paragraph-properties style:writing-mode="lr-tb"/>
    </style:style>
    <style:style style:name="co1" style:family="table-column">
      <style:table-column-properties style:column-width="5.507cm" style:use-optimal-column-width="false"/>
    </style:style>
    <style:style style:name="co2" style:family="table-column">
      <style:table-column-properties style:column-width="2.988cm" style:use-optimal-column-width="false"/>
    </style:style>
    <style:style style:name="co3" style:family="table-column">
      <style:table-column-properties style:column-width="3.892cm" style:use-optimal-column-width="false"/>
    </style:style>
    <style:style style:name="co4" style:family="table-column">
      <style:table-column-properties style:column-width="3.985cm" style:use-optimal-column-width="false"/>
    </style:style>
    <style:style style:name="co5" style:family="table-column">
      <style:table-column-properties style:column-width="3.983cm" style:use-optimal-column-width="false"/>
    </style:style>
    <style:style style:name="co6" style:family="table-column">
      <style:table-column-properties style:column-width="2.871cm" style:use-optimal-column-width="false"/>
    </style:style>
    <style:style style:name="co7" style:family="table-column">
      <style:table-column-properties style:column-width="2.99cm" style:use-optimal-column-width="false"/>
    </style:style>
    <style:style style:name="co8" style:family="table-column">
      <style:table-column-properties style:column-width="3.016cm" style:use-optimal-column-width="false"/>
    </style:style>
    <style:style style:name="co9" style:family="table-column">
      <style:table-column-properties style:column-width="2.744cm" style:use-optimal-column-width="false"/>
    </style:style>
    <style:style style:name="co10" style:family="table-column">
      <style:table-column-properties style:column-width="5.248cm" style:use-optimal-column-width="false"/>
    </style:style>
    <style:style style:name="co11" style:family="table-column">
      <style:table-column-properties style:column-width="4.015cm" style:use-optimal-column-width="false"/>
    </style:style>
    <style:style style:name="co12" style:family="table-column">
      <style:table-column-properties style:column-width="1.788cm" style:use-optimal-column-width="false"/>
    </style:style>
    <style:style style:name="co13" style:family="table-column">
      <style:table-column-properties style:column-width="1.213cm" style:use-optimal-column-width="false"/>
    </style:style>
    <style:style style:name="co14" style:family="table-column">
      <style:table-column-properties style:column-width="4.023cm" style:use-optimal-column-width="false"/>
    </style:style>
    <style:style style:name="co15" style:family="table-column">
      <style:table-column-properties style:column-width="1.985cm" style:use-optimal-column-width="false"/>
    </style:style>
    <style:style style:name="co16" style:family="table-column">
      <style:table-column-properties style:column-width="3.135cm" style:use-optimal-column-width="false"/>
    </style:style>
    <style:style style:name="co17" style:family="table-column">
      <style:table-column-properties style:column-width="3.116cm" style:use-optimal-column-width="false"/>
    </style:style>
    <style:style style:name="co18" style:family="table-column">
      <style:table-column-properties style:column-width="3.969cm" style:use-optimal-column-width="false"/>
    </style:style>
    <style:style style:name="co19" style:family="table-column">
      <style:table-column-properties style:column-width="4.962cm" style:use-optimal-column-width="false"/>
    </style:style>
    <style:style style:name="co20" style:family="table-column">
      <style:table-column-properties style:column-width="4.034cm" style:use-optimal-column-width="false"/>
    </style:style>
    <style:style style:name="co21" style:family="table-column">
      <style:table-column-properties style:column-width="3.924cm" style:use-optimal-column-width="false"/>
    </style:style>
    <style:style style:name="co22" style:family="table-column">
      <style:table-column-properties style:column-width="4.72cm" style:use-optimal-column-width="false"/>
    </style:style>
    <style:style style:name="co23" style:family="table-column">
      <style:table-column-properties style:column-width="2.192cm" style:use-optimal-column-width="false"/>
    </style:style>
    <style:style style:name="co24" style:family="table-column">
      <style:table-column-properties style:column-width="2.777cm" style:use-optimal-column-width="false"/>
    </style:style>
    <style:style style:name="co25" style:family="table-column">
      <style:table-column-properties style:column-width="3.561cm" style:use-optimal-column-width="false"/>
    </style:style>
    <style:style style:name="co26" style:family="table-column">
      <style:table-column-properties style:column-width="3.997cm" style:use-optimal-column-width="false"/>
    </style:style>
    <style:style style:name="co27" style:family="table-column">
      <style:table-column-properties style:column-width="2.999cm" style:use-optimal-column-width="false"/>
    </style:style>
    <style:style style:name="co28" style:family="table-column">
      <style:table-column-properties style:column-width="4.021cm" style:use-optimal-column-width="false"/>
    </style:style>
    <style:style style:name="co29" style:family="table-column">
      <style:table-column-properties style:column-width="3.012cm" style:use-optimal-column-width="false"/>
    </style:style>
    <style:style style:name="co30" style:family="table-column">
      <style:table-column-properties style:column-width="5.995cm" style:use-optimal-column-width="false"/>
    </style:style>
    <style:style style:name="co31" style:family="table-column">
      <style:table-column-properties style:column-width="5.997cm" style:use-optimal-column-width="false"/>
    </style:style>
    <style:style style:name="co32" style:family="table-column">
      <style:table-column-properties style:column-width="4.318cm" style:use-optimal-column-width="false"/>
    </style:style>
    <style:style style:name="co33" style:family="table-column">
      <style:table-column-properties style:column-width="3.986cm" style:use-optimal-column-width="false"/>
    </style:style>
    <style:style style:name="ro1" style:family="table-row">
      <style:table-row-properties style:row-height="0.595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0.671cm" style:use-optimal-row-height="false"/>
    </style:style>
    <style:style style:name="ro4" style:family="table-row">
      <style:table-row-properties style:row-height="0.962cm" style:use-optimal-row-height="false"/>
    </style:style>
    <style:style style:name="ce1" style:family="table-cell">
      <style:text-properties fo:font-size="10pt"/>
    </style:style>
    <style:style style:name="ce2" style:family="table-cell">
      <style:text-properties fo:font-size="14pt"/>
    </style:style>
    <style:style style:name="ce3" style:family="table-cell">
      <style:paragraph-properties fo:margin-left="0cm" fo:margin-right="0cm" fo:margin-top="0cm" fo:margin-bottom="0cm" fo:line-height="100%" fo:text-indent="0cm"/>
      <style:text-properties fo:font-size="10pt"/>
    </style:style>
    <style:style style:name="P1" style:family="paragraph">
      <style:text-properties fo:font-size="10pt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loext:graphic-properties draw:fill="none" draw:fill-color="#ffffff"/>
    </style:style>
    <style:style style:name="T1" style:family="text">
      <style:text-properties fo:font-size="10pt"/>
    </style:style>
    <style:style style:name="T2" style:family="text">
      <style:text-properties fo:font-size="12pt"/>
    </style:style>
    <style:style style:name="T3" style:family="text">
      <style:text-properties style:use-window-font-color="true" loext:opacity="0%" style:font-name="Liberation Sans" fo:font-size="10pt" style:letter-kerning="true" style:font-name-asian="Microsoft YaHei" style:font-size-asian="18pt" style:font-name-complex="Lucida Sans" style:font-size-complex="18pt"/>
    </style:style>
    <style:style style:name="T4" style:family="text">
      <style:text-properties fo:font-size="14pt"/>
    </style:style>
    <style:style style:name="T5" style:family="text">
      <style:text-properties fo:font-size="16pt"/>
    </style:style>
    <style:style style:name="T6" style:family="text">
      <style:text-properties style:use-window-font-color="true" loext:opacity="0%" style:font-name="Liberation Sans" fo:font-size="14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 xml:id="id6" draw:id="id6">
          <draw:g draw:style-name="gr1">
            <draw:g draw:style-name="gr2">
              <draw:frame draw:style-name="gr3" draw:layer="layout" svg:width="8.494cm" svg:height="1.506cm" svg:x="2.006cm" svg:y="27.185cm">
                <table:table table:template-name="default" table:use-first-row-styles="true" table:use-banding-rows-styles="true">
                  <table:table-column table:style-name="co1"/>
                  <table:table-column table:style-name="co2"/>
                  <table:table-row table:style-name="ro1" table:default-cell-style-name="ce1">
                    <table:table-cell>
                      <text:p text:style-name="P1"><text:span text:style-name="T1">IDConcentratorMACAddress</text:span></text:p>
                    </table:table-cell>
                    <table:table-cell>
                      <text:p text:style-name="P1"><text:span text:style-name="T1">MACAddress</text:span></text:p>
                    </table:table-cell>
                  </table:table-row>
                  <table:table-row table:style-name="ro2" table:default-cell-style-name="bg-none">
                    <table:table-cell/>
                    <table:table-cell/>
                  </table:table-row>
                </table:table>
                <draw:image xlink:href="Pictures/TablePreview1.svm" xlink:type="simple" xlink:show="embed" xlink:actuate="onLoad"/>
              </draw:frame>
              <draw:frame draw:style-name="gr4" draw:text-style-name="P2" draw:layer="layout" svg:width="7.114cm" svg:height="0.962cm" svg:x="2.054cm" svg:y="26.25cm">
                <draw:text-box>
                  <text:p><text:span text:style-name="T2">ConcentratorsMACAddressesTable</text:span></text:p>
                </draw:text-box>
              </draw:frame>
            </draw:g>
          </draw:g>
        </draw:g>
        <draw:g draw:style-name="gr2" xml:id="id3" draw:id="id3">
          <draw:frame draw:style-name="gr3" draw:layer="layout" svg:width="11.859cm" svg:height="1.506cm" svg:x="28.141cm" svg:y="9.744cm">
            <table:table table:template-name="default" table:use-first-row-styles="true" table:use-banding-rows-styles="true">
              <table:table-column table:style-name="co3"/>
              <table:table-column table:style-name="co4"/>
              <table:table-column table:style-name="co5"/>
              <table:table-row table:style-name="ro1" table:default-cell-style-name="ce1">
                <table:table-cell>
                  <text:p text:style-name="P1"><text:span text:style-name="T1">IDIPAddress</text:span></text:p>
                </table:table-cell>
                <table:table-cell>
                  <text:p text:style-name="P1"><text:span text:style-name="T1">IPAddress</text:span></text:p>
                </table:table-cell>
                <table:table-cell>
                  <text:p text:style-name="P1"><text:span text:style-name="T1">IDNetIPAddress</text:span></text:p>
                </table:table-cell>
              </table:table-row>
              <table:table-row table:style-name="ro2" table:default-cell-style-name="bg-none"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5" draw:text-style-name="P2" draw:layer="layout" svg:width="8.535cm" svg:height="1.505cm" svg:x="28.118cm" svg:y="8.753cm">
            <draw:text-box>
              <text:p><text:span text:style-name="T2">ConcentratorsIPAddressesTable</text:span></text:p>
            </draw:text-box>
          </draw:frame>
        </draw:g>
        <draw:g draw:style-name="gr2" xml:id="id1" draw:id="id1">
          <draw:frame draw:style-name="gr3" draw:layer="layout" svg:width="8.876cm" svg:height="1.506cm" svg:x="31.124cm" svg:y="5.994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row table:style-name="ro1" table:default-cell-style-name="ce1">
                <table:table-cell>
                  <text:p text:style-name="P1"><text:span text:style-name="T1">IDNetIPAddress</text:span></text:p>
                </table:table-cell>
                <table:table-cell>
                  <text:p text:style-name="P1"><text:span text:style-name="T1">NetIPAddress</text:span></text:p>
                </table:table-cell>
                <table:table-cell>
                  <text:p text:style-name="P1"><text:span text:style-name="T1">IDNetIPMask</text:span></text:p>
                </table:table-cell>
              </table:table-row>
              <table:table-row table:style-name="ro2" table:default-cell-style-name="ce1"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frame draw:style-name="gr6" draw:text-style-name="P2" draw:layer="layout" svg:width="7.2cm" svg:height="0.962cm" svg:x="31.121cm" svg:y="5.058cm">
            <draw:text-box>
              <text:p><text:span text:style-name="T2">ConcentratorsNetIPAddressesTable</text:span></text:p>
            </draw:text-box>
          </draw:frame>
        </draw:g>
        <draw:g draw:style-name="gr2" xml:id="id7" draw:id="id7">
          <draw:frame draw:style-name="gr3" draw:layer="layout" svg:width="12.006cm" svg:height="1.582cm" svg:x="5.25cm" svg:y="23.355cm">
            <table:table table:template-name="default" table:use-first-row-styles="true" table:use-banding-rows-styles="true">
              <table:table-column table:style-name="co9"/>
              <table:table-column table:style-name="co10"/>
              <table:table-column table:style-name="co11"/>
              <table:table-row table:style-name="ro3" table:default-cell-style-name="ce2">
                <table:table-cell>
                  <text:p text:style-name="P3"><text:span text:style-name="T1">IDConcentrator</text:span></text:p>
                </table:table-cell>
                <table:table-cell>
                  <text:p text:style-name="P3"><text:span text:style-name="T1">IDConcentratorMACAddress</text:span></text:p>
                </table:table-cell>
                <table:table-cell>
                  <text:p text:style-name="P3"><text:span text:style-name="T1">IDVLANOrIPAddress</text:span></text:p>
                </table:table-cell>
              </table:table-row>
              <table:table-row table:style-name="ro2" table:default-cell-style-name="bg-none"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frame draw:style-name="gr7" draw:text-style-name="P2" draw:layer="layout" svg:width="5.384cm" svg:height="0.878cm" svg:x="5.271cm" svg:y="22.5cm">
            <draw:text-box>
              <text:p text:style-name="P4"><text:span text:style-name="T2">ConcentratorsTable</text:span></text:p>
            </draw:text-box>
          </draw:frame>
        </draw:g>
        <draw:g draw:style-name="gr2" xml:id="id5" draw:id="id5">
          <draw:frame draw:style-name="gr3" draw:layer="layout" svg:width="3cm" svg:height="1.506cm" svg:x="2cm" svg:y="2.811cm">
            <table:table table:template-name="default" table:use-first-row-styles="true" table:use-banding-rows-styles="true">
              <table:table-column table:style-name="co12"/>
              <table:table-column table:style-name="co13"/>
              <table:table-row table:style-name="ro1">
                <table:table-cell table:style-name="ce2">
                  <text:p text:style-name="P3"><text:span text:style-name="T1">IDVLAN</text:span></text:p>
                </table:table-cell>
                <table:table-cell table:style-name="ce1">
                  <text:p text:style-name="P1"><text:span text:style-name="T1">VLAN</text:span></text:p>
                </table:table-cell>
              </table:table-row>
              <table:table-row table:style-name="ro2" table:default-cell-style-name="bg-none"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frame draw:style-name="gr8" draw:text-style-name="P2" draw:layer="layout" svg:width="7.137cm" svg:height="0.878cm" svg:x="2.021cm" svg:y="1.906cm">
            <draw:text-box>
              <text:p text:style-name="P4"><text:span text:style-name="T2">ConcentratorsVLANsTable</text:span></text:p>
            </draw:text-box>
          </draw:frame>
        </draw:g>
        <draw:g draw:style-name="gr2" xml:id="id4" draw:id="id4">
          <draw:frame draw:style-name="gr3" draw:layer="layout" svg:width="9.023cm" svg:height="1.506cm" svg:x="15.227cm" svg:y="3.061cm">
            <table:table table:template-name="default" table:use-first-row-styles="true" table:use-banding-rows-styles="true">
              <table:table-column table:style-name="co14"/>
              <table:table-column table:style-name="co15"/>
              <table:table-column table:style-name="co8"/>
              <table:table-row table:style-name="ro1" table:default-cell-style-name="ce1">
                <table:table-cell>
                  <text:p text:style-name="P1"><text:span text:style-name="T1">IDVLANOrIPAddress</text:span></text:p>
                </table:table-cell>
                <table:table-cell>
                  <text:p text:style-name="P1"><text:span text:style-name="T1">IDVLAN</text:span></text:p>
                </table:table-cell>
                <table:table-cell>
                  <text:p text:style-name="P1"><text:span text:style-name="T1">IDIPAddress</text:span></text:p>
                </table:table-cell>
              </table:table-row>
              <table:table-row table:style-name="ro2" table:default-cell-style-name="bg-none">
                <table:table-cell/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frame draw:style-name="gr9" draw:text-style-name="P5" draw:layer="layout" svg:width="8.329cm" svg:height="0.878cm" svg:x="15.193cm" svg:y="2.196cm">
            <draw:text-box>
              <text:p text:style-name="P4"><text:span text:style-name="T2">ConcentratorsVLANsOrIPAddressesTable</text:span></text:p>
            </draw:text-box>
          </draw:frame>
        </draw:g>
        <draw:g draw:style-name="gr2" xml:id="id2" draw:id="id2">
          <draw:frame draw:style-name="gr3" draw:layer="layout" svg:width="6.25cm" svg:height="1.506cm" svg:x="33.75cm" svg:y="2.731cm">
            <table:table table:template-name="default" table:use-first-row-styles="true" table:use-banding-rows-styles="true">
              <table:table-column table:style-name="co16"/>
              <table:table-column table:style-name="co17"/>
              <table:table-row table:style-name="ro1" table:default-cell-style-name="ce1">
                <table:table-cell>
                  <text:p text:style-name="P1"><text:span text:style-name="T1">IDNetIPMask</text:span></text:p>
                </table:table-cell>
                <table:table-cell>
                  <text:p text:style-name="P1"><text:span text:style-name="T1">NetIPMask</text:span></text:p>
                </table:table-cell>
              </table:table-row>
              <table:table-row table:style-name="ro2" table:default-cell-style-name="bg-none"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frame draw:style-name="gr10" draw:text-style-name="P2" draw:layer="layout" svg:width="6.455cm" svg:height="0.878cm" svg:x="33.788cm" svg:y="1.807cm">
            <draw:text-box>
              <text:p><text:span text:style-name="T2">ConcentratorsNetIPMasksTable</text:span></text:p>
            </draw:text-box>
          </draw:frame>
        </draw:g>
        <draw:g draw:style-name="gr2" xml:id="id8" draw:id="id8">
          <draw:frame draw:style-name="gr3" draw:layer="layout" svg:width="19.969cm" svg:height="1.506cm" svg:x="2.287cm" svg:y="15.494cm">
            <table:table table:template-name="default" table:use-first-row-styles="true" table:use-banding-rows-styles="true">
              <table:table-column table:style-name="co18"/>
              <table:table-column table:style-name="co7"/>
              <table:table-column table:style-name="co11"/>
              <table:table-column table:style-name="co19"/>
              <table:table-column table:style-name="co20"/>
              <table:table-row table:style-name="ro1" table:default-cell-style-name="ce1">
                <table:table-cell>
                  <text:p text:style-name="P1"><text:span text:style-name="T3">ID</text:span><text:span text:style-name="T1">ConcentratorPort</text:span></text:p>
                </table:table-cell>
                <table:table-cell>
                  <text:p text:style-name="P1"><text:span text:style-name="T1">IDConcentrator</text:span></text:p>
                </table:table-cell>
                <table:table-cell>
                  <text:p text:style-name="P1"><text:span text:style-name="T1">IDPortMACAddress</text:span></text:p>
                </table:table-cell>
                <table:table-cell>
                  <text:p text:style-name="P1"><text:span text:style-name="T1">IDConcentratorPortName</text:span></text:p>
                </table:table-cell>
                <table:table-cell table:style-name="ce3">
                  <text:p text:style-name="P6"><text:span text:style-name="T1">IDVLANOrIPAddress</text:span></text:p>
                </table:table-cell>
              </table:table-row>
              <table:table-row table:style-name="ro2" table:default-cell-style-name="bg-none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8.svm" xlink:type="simple" xlink:show="embed" xlink:actuate="onLoad"/>
          </draw:frame>
          <draw:frame draw:style-name="gr11" draw:text-style-name="P2" draw:layer="layout" svg:width="6.698cm" svg:height="0.878cm" svg:x="2.25cm" svg:y="14.617cm">
            <draw:text-box>
              <text:p><text:span text:style-name="T2">ConcentratorsPortsTable</text:span></text:p>
            </draw:text-box>
          </draw:frame>
        </draw:g>
        <draw:connector draw:style-name="gr12" draw:text-style-name="P7" draw:layer="layout" svg:x1="40cm" svg:y1="6.279cm" svg:x2="33.75cm" svg:y2="3.022cm" draw:start-shape="id1" draw:start-glue-point="1" draw:end-shape="id2" draw:end-glue-point="3" svg:d="M40000 6279h743v-4972h-7511v1715h518" svg:viewBox="0 0 7512 4973">
          <text:p/>
        </draw:connector>
        <draw:connector draw:style-name="gr12" draw:text-style-name="P7" draw:layer="layout" svg:x1="40cm" svg:y1="10.001cm" svg:x2="31.121cm" svg:y2="6.279cm" draw:start-shape="id3" draw:start-glue-point="1" draw:end-shape="id1" draw:end-glue-point="3" svg:d="M40000 10001h519v-1865h-9913v-1857h515" svg:viewBox="0 0 9914 3723">
          <text:p/>
        </draw:connector>
        <draw:connector draw:style-name="gr12" draw:text-style-name="P7" draw:layer="layout" svg:x1="19.721cm" svg:y1="2.196cm" svg:x2="2cm" svg:y2="3.111cm" draw:start-shape="id4" draw:start-glue-point="0" draw:end-shape="id5" draw:end-glue-point="3" svg:d="M19721 2196v-790h-18239v1705h518" svg:viewBox="0 0 18240 1706">
          <text:p/>
        </draw:connector>
        <draw:connector draw:style-name="gr12" draw:text-style-name="P7" draw:layer="layout" draw:line-skew="-0.694cm" svg:x1="28.118cm" svg:y1="10.001cm" svg:x2="24.25cm" svg:y2="3.381cm" draw:start-shape="id3" draw:start-glue-point="3" draw:end-shape="id4" draw:end-glue-point="1" svg:d="M28118 10001h-2618v-6620h-1250" svg:viewBox="0 0 3869 6621">
          <text:p/>
        </draw:connector>
        <draw:g draw:style-name="gr1" xml:id="id9" draw:id="id9">
          <draw:g draw:style-name="gr1">
            <draw:g draw:style-name="gr2">
              <draw:frame draw:style-name="gr3" draw:layer="layout" svg:width="6.911cm" svg:height="1.506cm" svg:x="2cm" svg:y="9.981cm">
                <table:table table:template-name="default" table:use-first-row-styles="true" table:use-banding-rows-styles="true">
                  <table:table-column table:style-name="co21"/>
                  <table:table-column table:style-name="co2"/>
                  <table:table-row table:style-name="ro1" table:default-cell-style-name="ce1">
                    <table:table-cell>
                      <text:p text:style-name="P1"><text:span text:style-name="T1">IDPortMACAddress</text:span></text:p>
                    </table:table-cell>
                    <table:table-cell>
                      <text:p text:style-name="P1"><text:span text:style-name="T1">PortMACAddress</text:span></text:p>
                    </table:table-cell>
                  </table:table-row>
                  <table:table-row table:style-name="ro2" table:default-cell-style-name="bg-none">
                    <table:table-cell/>
                    <table:table-cell/>
                  </table:table-row>
                </table:table>
                <draw:image xlink:href="Pictures/TablePreview9.svm" xlink:type="simple" xlink:show="embed" xlink:actuate="onLoad"/>
              </draw:frame>
              <draw:frame draw:style-name="gr13" draw:text-style-name="P2" draw:layer="layout" svg:width="8.102cm" svg:height="0.962cm" svg:x="2.048cm" svg:y="9.046cm">
                <draw:text-box>
                  <text:p><text:span text:style-name="T2">ConcentratorsPortsMACAddressesTable</text:span></text:p>
                </draw:text-box>
              </draw:frame>
            </draw:g>
          </draw:g>
        </draw:g>
        <draw:connector draw:style-name="gr12" draw:text-style-name="P7" draw:layer="layout" svg:x1="2.006cm" svg:y1="27.47cm" svg:x2="13.743cm" svg:y2="24.937cm" draw:start-shape="id6" draw:start-glue-point="3" draw:end-shape="id7" draw:end-glue-point="2" svg:d="M2006 27470h-518v-1867h12255v-666" svg:viewBox="0 0 12256 2534">
          <text:p/>
        </draw:connector>
        <draw:connector draw:style-name="gr14" draw:text-style-name="P7" draw:layer="layout" svg:x1="14.734cm" svg:y1="14.617cm" svg:x2="2cm" svg:y2="10.266cm" draw:start-shape="id8" draw:start-glue-point="0" draw:end-shape="id9" draw:end-glue-point="3" svg:d="M14734 14617v-1555h-13252v-2796h518" svg:viewBox="0 0 13253 4352">
          <text:p/>
        </draw:connector>
        <draw:connector draw:style-name="gr12" draw:text-style-name="P7" draw:layer="layout" svg:x1="5.25cm" svg:y1="23.718cm" svg:x2="14.734cm" svg:y2="17cm" draw:start-shape="id7" draw:start-glue-point="3" draw:end-shape="id8" draw:end-glue-point="2" svg:d="M5250 23718h-518v-3958h10002v-2760" svg:viewBox="0 0 10003 6719">
          <text:p/>
        </draw:connector>
        <draw:g draw:style-name="gr1" xml:id="id10" draw:id="id10">
          <draw:g draw:style-name="gr1">
            <draw:g draw:style-name="gr2">
              <draw:frame draw:style-name="gr3" draw:layer="layout" svg:width="9.688cm" svg:height="1.506cm" svg:x="1.92cm" svg:y="6.411cm">
                <table:table table:template-name="default" table:use-first-row-styles="true" table:use-banding-rows-styles="true">
                  <table:table-column table:style-name="co22"/>
                  <table:table-column table:style-name="co23"/>
                  <table:table-column table:style-name="co24"/>
                  <table:table-row table:style-name="ro1" table:default-cell-style-name="ce1">
                    <table:table-cell>
                      <text:p text:style-name="P1"><text:span text:style-name="T1">IDConcentratorPortName</text:span></text:p>
                    </table:table-cell>
                    <table:table-cell>
                      <text:p text:style-name="P1"><text:span text:style-name="T1">PortName</text:span></text:p>
                    </table:table-cell>
                    <table:table-cell>
                      <text:p text:style-name="P1"><text:span text:style-name="T1">IDPortsGroup</text:span></text:p>
                    </table:table-cell>
                  </table:table-row>
                  <table:table-row table:style-name="ro2" table:default-cell-style-name="bg-none">
                    <table:table-cell/>
                    <table:table-cell/>
                    <table:table-cell/>
                  </table:table-row>
                </table:table>
                <draw:image xlink:href="Pictures/TablePreview10.svm" xlink:type="simple" xlink:show="embed" xlink:actuate="onLoad"/>
              </draw:frame>
              <draw:frame draw:style-name="gr15" draw:text-style-name="P2" draw:layer="layout" svg:width="7.046cm" svg:height="0.962cm" svg:x="2.048cm" svg:y="5.546cm">
                <draw:text-box>
                  <text:p><text:span text:style-name="T2">ConcentratorsPortsNamesTable</text:span></text:p>
                </draw:text-box>
              </draw:frame>
            </draw:g>
          </draw:g>
        </draw:g>
        <draw:connector draw:style-name="gr12" draw:text-style-name="P7" draw:layer="layout" draw:line-skew="0.807cm" svg:x1="14.734cm" svg:y1="14.617cm" svg:x2="1.92cm" svg:y2="6.928cm" draw:start-shape="id8" draw:start-glue-point="0" draw:end-shape="id10" draw:end-glue-point="3" svg:d="M14734 14617v-2336h-13332v-5353h518" svg:viewBox="0 0 13333 7690">
          <text:p/>
        </draw:connector>
        <draw:connector draw:style-name="gr12" draw:text-style-name="P7" draw:layer="layout" svg:x1="22.256cm" svg:y1="15.808cm" svg:x2="15.193cm" svg:y2="3.381cm" draw:start-shape="id8" draw:start-glue-point="1" draw:end-shape="id4" draw:end-glue-point="3" svg:d="M22256 15808h519v-6206h-8082v-6221h500" svg:viewBox="0 0 8083 12428">
          <text:p/>
        </draw:connector>
        <draw:connector draw:style-name="gr16" draw:text-style-name="P7" draw:layer="layout" draw:line-skew="7.115cm" svg:x1="13.743cm" svg:y1="22.5cm" svg:x2="19.721cm" svg:y2="4.567cm" draw:start-shape="id7" draw:start-glue-point="0" draw:end-shape="id4" draw:end-glue-point="2" svg:d="M13743 22500v-1842h5978v-16091" svg:viewBox="0 0 5979 17934">
          <text:p/>
        </draw:connector>
        <draw:g draw:style-name="gr1" xml:id="id11" draw:id="id11">
          <draw:g draw:style-name="gr1">
            <draw:g draw:style-name="gr2">
              <draw:frame draw:style-name="gr3" draw:layer="layout" svg:width="8.28cm" svg:height="1.506cm" svg:x="16cm" svg:y="11.244cm">
                <table:table table:template-name="default" table:use-first-row-styles="true" table:use-banding-rows-styles="true">
                  <table:table-column table:style-name="co22"/>
                  <table:table-column table:style-name="co25"/>
                  <table:table-row table:style-name="ro1" table:default-cell-style-name="ce1">
                    <table:table-cell>
                      <text:p text:style-name="P1"><text:span text:style-name="T1">IDPortsGroup</text:span></text:p>
                    </table:table-cell>
                    <table:table-cell>
                      <text:p text:style-name="P1"><text:span text:style-name="T1">PortsGroupName</text:span></text:p>
                    </table:table-cell>
                  </table:table-row>
                  <table:table-row table:style-name="ro2" table:default-cell-style-name="bg-none">
                    <table:table-cell/>
                    <table:table-cell/>
                  </table:table-row>
                </table:table>
                <draw:image xlink:href="Pictures/TablePreview11.svm" xlink:type="simple" xlink:show="embed" xlink:actuate="onLoad"/>
              </draw:frame>
              <draw:frame draw:style-name="gr15" draw:text-style-name="P2" draw:layer="layout" svg:width="7.046cm" svg:height="0.962cm" svg:x="16.048cm" svg:y="10.309cm">
                <draw:text-box>
                  <text:p><text:span text:style-name="T2">ConcentratorsPortsGroupsTable</text:span></text:p>
                </draw:text-box>
              </draw:frame>
            </draw:g>
          </draw:g>
        </draw:g>
        <draw:connector draw:style-name="gr12" draw:text-style-name="P7" draw:layer="layout" svg:x1="16cm" svg:y1="11.529cm" svg:x2="11.608cm" svg:y2="6.731cm" draw:start-shape="id11" draw:start-glue-point="3" draw:end-shape="id10" draw:end-glue-point="1" svg:d="M16000 11529h-2195v-4798h-2197" svg:viewBox="0 0 4393 4799">
          <text:p/>
        </draw:connector>
      </draw:page>
      <draw:page draw:name="page2" draw:style-name="dp1" draw:master-page-name="Обычный">
        <draw:g draw:style-name="gr2">
          <draw:frame draw:style-name="gr3" draw:layer="layout" svg:width="14.015cm" svg:height="1.923cm" svg:x="2cm" svg:y="2.393cm">
            <table:table table:template-name="default" table:use-first-row-styles="true" table:use-banding-rows-styles="true">
              <table:table-column table:style-name="co26"/>
              <table:table-column table:style-name="co27"/>
              <table:table-column table:style-name="co28"/>
              <table:table-column table:style-name="co27"/>
              <table:table-row table:style-name="ro4" table:default-cell-style-name="bg-none">
                <table:table-cell>
                  <text:p><text:span text:style-name="T4">IDConcentrator</text:span></text:p>
                </table:table-cell>
                <table:table-cell>
                  <text:p><text:span text:style-name="T4">IDPort</text:span></text:p>
                </table:table-cell>
                <table:table-cell>
                  <text:p><text:span text:style-name="T4">IDConcentrator</text:span></text:p>
                </table:table-cell>
                <table:table-cell>
                  <text:p><text:span text:style-name="T4">IDPort</text:span></text:p>
                </table:table-cell>
              </table:table-row>
              <table:table-row table:style-name="ro4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2.svm" xlink:type="simple" xlink:show="embed" xlink:actuate="onLoad"/>
          </draw:frame>
          <draw:frame draw:style-name="gr17" draw:text-style-name="P8" draw:layer="layout" svg:width="3.005cm" svg:height="0.962cm" svg:x="2.063cm" svg:y="1.45cm">
            <draw:text-box>
              <text:p><text:span text:style-name="T5">VLANID...</text:span></text:p>
            </draw:text-box>
          </draw:frame>
        </draw:g>
        <draw:g draw:style-name="gr2">
          <draw:frame draw:style-name="gr3" draw:layer="layout" svg:width="21cm" svg:height="1.923cm" svg:x="2cm" svg:y="14.705cm">
            <table:table table:template-name="default" table:use-first-row-styles="true" table:use-banding-rows-styles="true">
              <table:table-column table:style-name="co29"/>
              <table:table-column table:style-name="co30"/>
              <table:table-column table:style-name="co31"/>
              <table:table-column table:style-name="co31"/>
              <table:table-row table:style-name="ro4" table:default-cell-style-name="ce2">
                <table:table-cell>
                  <text:p text:style-name="P3"><text:span text:style-name="T4">IDLink</text:span></text:p>
                </table:table-cell>
                <table:table-cell>
                  <text:p text:style-name="P3"><text:span text:style-name="T6">ID</text:span><text:span text:style-name="T4">ConcentratorPortBegin</text:span></text:p>
                </table:table-cell>
                <table:table-cell>
                  <text:p text:style-name="P3"><text:span text:style-name="T6">ID</text:span><text:span text:style-name="T4">ConcentratorPortEnd</text:span></text:p>
                </table:table-cell>
                <table:table-cell>
                  <text:p text:style-name="P3"><text:span text:style-name="T4">IDParentLink</text:span></text:p>
                </table:table-cell>
              </table:table-row>
              <table:table-row table:style-name="ro4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3.svm" xlink:type="simple" xlink:show="embed" xlink:actuate="onLoad"/>
          </draw:frame>
          <draw:frame draw:style-name="gr18" draw:text-style-name="P8" draw:layer="layout" svg:width="4.562cm" svg:height="0.962cm" svg:x="2.025cm" svg:y="13.772cm">
            <draw:text-box>
              <text:p><text:span text:style-name="T5">IDBranchTable</text:span></text:p>
            </draw:text-box>
          </draw:frame>
        </draw:g>
        <draw:g draw:style-name="gr2">
          <draw:frame draw:style-name="gr3" draw:layer="layout" svg:width="14.301cm" svg:height="1.923cm" svg:x="23.949cm" svg:y="2.577cm">
            <table:table table:template-name="default" table:use-first-row-styles="true" table:use-banding-rows-styles="true">
              <table:table-column table:style-name="co32"/>
              <table:table-column table:style-name="co27"/>
              <table:table-column table:style-name="co33"/>
              <table:table-column table:style-name="co27"/>
              <table:table-row table:style-name="ro4" table:default-cell-style-name="ce2">
                <table:table-cell>
                  <text:p text:style-name="P3"><text:span text:style-name="T4">IDConcentrator</text:span></text:p>
                </table:table-cell>
                <table:table-cell>
                  <text:p text:style-name="P3"><text:span text:style-name="T4">IDPort</text:span></text:p>
                </table:table-cell>
                <table:table-cell>
                  <text:p text:style-name="P3"><text:span text:style-name="T4">IDConcentrator</text:span></text:p>
                </table:table-cell>
                <table:table-cell>
                  <text:p text:style-name="P3"><text:span text:style-name="T4">IDPort</text:span></text:p>
                </table:table-cell>
              </table:table-row>
              <table:table-row table:style-name="ro4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4.svm" xlink:type="simple" xlink:show="embed" xlink:actuate="onLoad"/>
          </draw:frame>
          <draw:frame draw:style-name="gr19" draw:text-style-name="P8" draw:layer="layout" svg:width="3.6cm" svg:height="0.878cm" svg:x="23.994cm" svg:y="1.729cm">
            <draw:text-box>
              <text:p><text:span text:style-name="T5">AddressID...</text:span></text:p>
            </draw:text-box>
          </draw:frame>
        </draw:g>
        <draw:g draw:style-name="gr2">
          <draw:frame draw:style-name="gr3" draw:layer="layout" svg:width="10.961cm" svg:height="1.923cm" svg:x="2.02cm" svg:y="23.077cm">
            <table:table table:template-name="default" table:use-first-row-styles="true" table:use-banding-rows-styles="true">
              <table:table-column table:style-name="co7"/>
              <table:table-column table:style-name="co33"/>
              <table:table-column table:style-name="co33"/>
              <table:table-row table:style-name="ro4" table:default-cell-style-name="ce2">
                <table:table-cell>
                  <text:p text:style-name="P3"><text:span text:style-name="T4">IDBranch</text:span></text:p>
                </table:table-cell>
                <table:table-cell>
                  <text:p text:style-name="P3"><text:span text:style-name="T4">IDBranchTable</text:span></text:p>
                </table:table-cell>
                <table:table-cell>
                  <text:p text:style-name="P3"><text:span text:style-name="T4">Ring</text:span></text:p>
                </table:table-cell>
              </table:table-row>
              <table:table-row table:style-name="ro4" table:default-cell-style-name="bg-none">
                <table:table-cell/>
                <table:table-cell/>
                <table:table-cell/>
              </table:table-row>
            </table:table>
            <draw:image xlink:href="Pictures/TablePreview15.svm" xlink:type="simple" xlink:show="embed" xlink:actuate="onLoad"/>
          </draw:frame>
          <draw:frame draw:style-name="gr20" draw:text-style-name="P9" draw:layer="layout" svg:width="4.102cm" svg:height="0.878cm" svg:x="2cm" svg:y="22.171cm">
            <draw:text-box>
              <text:p text:style-name="P4"><text:span text:style-name="T5">TopologyTable</text:span></text:p>
            </draw:text-box>
          </draw:frame>
        </draw:g>
      </draw:page>
      <draw:page draw:name="page3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8T19:15:11.377740700</meta:creation-date>
    <dc:date>2026-04-22T20:41:06.116042200</dc:date>
    <meta:editing-duration>PT4H29M52S</meta:editing-duration>
    <meta:editing-cycles>16</meta:editing-cycles>
    <meta:generator>LibreOffice/25.2.7.2$Windows_X86_64 LibreOffice_project/5cbfd1ab6520636bb5f7b99185aa69bd7456825d</meta:generator>
    <meta:document-statistic meta:object-count="64"/>
  </office:meta>
</office:document-meta>
</file>